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df554" officeooo:paragraph-rsid="003df554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3357ff" officeooo:paragraph-rsid="003fdc0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4f9ce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c0208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859440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5fc2e5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88265f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689865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859440" officeooo:paragraph-rsid="00859440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c26f9" officeooo:paragraph-rsid="00725c6a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88265f" officeooo:paragraph-rsid="0088265f" style:font-size-asian="12pt" style:font-weight-asian="normal" style:font-size-complex="12pt" style:font-weight-complex="normal"/>
    </style:style>
    <style:style style:name="P13" style:family="paragraph" style:parent-style-name="Standard" style:list-style-name="L8">
      <style:text-properties style:font-name="DejaVu Sans Condensed" fo:font-size="12pt" officeooo:rsid="006bf369" officeooo:paragraph-rsid="006bf369" style:font-size-asian="12pt" style:font-size-complex="12pt"/>
    </style:style>
    <style:style style:name="P14" style:family="paragraph" style:parent-style-name="Standard" style:list-style-name="L8">
      <style:text-properties style:font-name="DejaVu Sans Condensed" fo:font-size="12pt" officeooo:rsid="007b47b9" officeooo:paragraph-rsid="007b47b9" style:font-size-asian="12pt" style:font-size-complex="12pt"/>
    </style:style>
    <style:style style:name="P15" style:family="paragraph" style:parent-style-name="Standard" style:list-style-name="L8">
      <style:text-properties style:font-name="DejaVu Sans Condensed" fo:font-size="12pt" officeooo:rsid="00179cd7" officeooo:paragraph-rsid="003fdc03" style:font-size-asian="12pt" style:font-size-complex="12pt"/>
    </style:style>
    <style:style style:name="P16" style:family="paragraph" style:parent-style-name="Standard" style:list-style-name="L8">
      <style:text-properties style:font-name="DejaVu Sans Condensed" fo:font-size="12pt" officeooo:rsid="0056e0bb" officeooo:paragraph-rsid="0056e0bb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officeooo:rsid="0063096a" officeooo:paragraph-rsid="00878110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officeooo:rsid="0063096a" officeooo:paragraph-rsid="0063096a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officeooo:rsid="0047431d" officeooo:paragraph-rsid="00725c6a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officeooo:paragraph-rsid="00725c6a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6c24f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fdc03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DejaVu Sans Condensed" officeooo:paragraph-rsid="003fdc03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" officeooo:rsid="0044b6ed" officeooo:paragraph-rsid="0044b6ed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" officeooo:rsid="0043785f" officeooo:paragraph-rsid="003fdc03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DejaVu Sans Condensed" officeooo:rsid="007188e3" officeooo:paragraph-rsid="007188e3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DejaVu Sans Condensed" fo:font-weight="normal" officeooo:rsid="004a6a63" officeooo:paragraph-rsid="004a6a63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DejaVu Sans Condensed" officeooo:rsid="0043c85d" officeooo:paragraph-rsid="003fdc03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DejaVu Sans Condensed" officeooo:rsid="00708cb8" officeooo:paragraph-rsid="00708cb8"/>
    </style:style>
    <style:style style:name="P3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3fdc03" officeooo:paragraph-rsid="003fdc03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8ee85" style:font-weight-asian="bold" style:font-weight-complex="bold"/>
    </style:style>
    <style:style style:name="T3" style:family="text">
      <style:text-properties style:text-line-through-style="none" style:text-line-through-type="none" fo:font-size="12pt" style:text-underline-style="none" fo:font-weight="bold" officeooo:rsid="003fdc03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fo:font-size="12pt" style:text-underline-style="none" fo:font-weight="normal" officeooo:rsid="003fdc03" style:font-size-asian="12pt" style:font-weight-asian="normal" style:font-size-complex="12pt" style:font-weight-complex="normal"/>
    </style:style>
    <style:style style:name="T5" style:family="text">
      <style:text-properties officeooo:rsid="0048ee85"/>
    </style:style>
    <style:style style:name="T6" style:family="text">
      <style:text-properties officeooo:rsid="005487b6"/>
    </style:style>
    <style:style style:name="T7" style:family="text">
      <style:text-properties officeooo:rsid="0057747f"/>
    </style:style>
    <style:style style:name="T8" style:family="text">
      <style:text-properties officeooo:rsid="006bf369"/>
    </style:style>
    <style:style style:name="T9" style:family="text">
      <style:text-properties officeooo:rsid="004e1a5e"/>
    </style:style>
    <style:style style:name="T10" style:family="text">
      <style:text-properties officeooo:rsid="00708cb8"/>
    </style:style>
    <style:style style:name="T11" style:family="text">
      <style:text-properties officeooo:rsid="00428d9e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541f4d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428d9e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46c24f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3fdc03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43785f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41028a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878110" style:font-size-asian="12pt" style:font-weight-asian="bold" style:font-size-complex="12pt" style:font-weight-complex="bold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541f4d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725c6a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73fe7c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70e9fa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46c24f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6fc042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428d9e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43785f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41028a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3fdc03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4c26e0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440de1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60e079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43c85d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51972d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6ebef6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6e0b3a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878110" style:font-size-asian="12pt" style:font-weight-asian="normal" style:font-size-complex="12pt" style:font-weight-complex="normal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size="12pt" officeooo:rsid="00428d9e" style:font-size-asian="12pt" style:font-size-complex="12pt"/>
    </style:style>
    <style:style style:name="T41" style:family="text">
      <style:text-properties fo:font-size="12pt" officeooo:rsid="004387ab" style:font-size-asian="12pt" style:font-size-complex="12pt"/>
    </style:style>
    <style:style style:name="T42" style:family="text">
      <style:text-properties officeooo:rsid="007b47b9"/>
    </style:style>
    <style:style style:name="T43" style:family="text">
      <style:text-properties officeooo:rsid="007d7d55"/>
    </style:style>
    <style:style style:name="T44" style:family="text">
      <style:text-properties style:font-name="DejaVu Sans Condensed" fo:font-size="12pt" fo:font-weight="bold" officeooo:rsid="006a599e" style:font-size-asian="12pt" style:font-weight-asian="bold" style:font-size-complex="12pt" style:font-weight-complex="bold"/>
    </style:style>
    <style:style style:name="T45" style:family="text">
      <style:text-properties style:font-name="DejaVu Sans Condensed" fo:font-size="12pt" fo:font-weight="bold" officeooo:rsid="007514fe" style:font-size-asian="12pt" style:font-weight-asian="bold" style:font-size-complex="12pt" style:font-weight-complex="bold"/>
    </style:style>
    <style:style style:name="T46" style:family="text">
      <style:text-properties style:font-name="DejaVu Sans Condensed" fo:font-size="12pt" fo:font-weight="bold" officeooo:rsid="005822d0" style:font-size-asian="12pt" style:font-weight-asian="bold" style:font-size-complex="12pt" style:font-weight-complex="bold"/>
    </style:style>
    <style:style style:name="T47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48" style:family="text">
      <style:text-properties style:font-name="DejaVu Sans Condensed" fo:font-size="12pt" fo:font-weight="bold" officeooo:rsid="008260ad" style:font-size-asian="12pt" style:font-weight-asian="bold" style:font-size-complex="12pt" style:font-weight-complex="bold"/>
    </style:style>
    <style:style style:name="T49" style:family="text">
      <style:text-properties style:font-name="DejaVu Sans Condensed" fo:font-size="12pt" fo:font-weight="bold" officeooo:rsid="0043c85d" style:font-size-asian="12pt" style:font-weight-asian="bold" style:font-size-complex="12pt" style:font-weight-complex="bold"/>
    </style:style>
    <style:style style:name="T50" style:family="text">
      <style:text-properties style:font-name="DejaVu Sans Condensed" fo:font-size="12pt" fo:font-weight="bold" officeooo:rsid="00859440" style:font-size-asian="12pt" style:font-weight-asian="bold" style:font-size-complex="12pt" style:font-weight-complex="bold"/>
    </style:style>
    <style:style style:name="T51" style:family="text">
      <style:text-properties style:font-name="DejaVu Sans Condensed" fo:font-size="12pt" fo:font-weight="bold" officeooo:rsid="00689865" style:font-size-asian="12pt" style:font-weight-asian="bold" style:font-size-complex="12pt" style:font-weight-complex="bold"/>
    </style:style>
    <style:style style:name="T52" style:family="text">
      <style:text-properties style:font-name="DejaVu Sans Condensed" fo:font-size="12pt" fo:font-weight="bold" officeooo:rsid="004387ab" style:font-size-asian="12pt" style:font-weight-asian="bold" style:font-size-complex="12pt" style:font-weight-complex="bold"/>
    </style:style>
    <style:style style:name="T53" style:family="text">
      <style:text-properties style:font-name="DejaVu Sans Condensed" fo:font-size="12pt" fo:font-weight="bold" officeooo:rsid="0088fa69" style:font-size-asian="12pt" style:font-weight-asian="bold" style:font-size-complex="12pt" style:font-weight-complex="bold"/>
    </style:style>
    <style:style style:name="T54" style:family="text">
      <style:text-properties style:font-name="DejaVu Sans Condensed" fo:font-size="12pt" fo:font-weight="normal" officeooo:rsid="0043c85d" style:font-size-asian="12pt" style:font-weight-asian="normal" style:font-size-complex="12pt" style:font-weight-complex="normal"/>
    </style:style>
    <style:style style:name="T55" style:family="text">
      <style:text-properties style:font-name="DejaVu Sans Condensed" fo:font-size="12pt" fo:font-weight="normal" officeooo:rsid="00689865" style:font-size-asian="12pt" style:font-weight-asian="normal" style:font-size-complex="12pt" style:font-weight-complex="normal"/>
    </style:style>
    <style:style style:name="T56" style:family="text">
      <style:text-properties style:font-name="DejaVu Sans Condensed" fo:font-size="12pt" fo:font-weight="normal" officeooo:rsid="00880329" style:font-size-asian="12pt" style:font-weight-asian="normal" style:font-size-complex="12pt" style:font-weight-complex="normal"/>
    </style:style>
    <style:style style:name="T57" style:family="text">
      <style:text-properties style:font-name="DejaVu Sans Condensed" fo:font-size="12pt" fo:font-weight="normal" officeooo:rsid="004387ab" style:font-size-asian="12pt" style:font-weight-asian="normal" style:font-size-complex="12pt" style:font-weight-complex="normal"/>
    </style:style>
    <style:style style:name="T58" style:family="text">
      <style:text-properties style:font-name="DejaVu Sans Condensed" fo:font-size="12pt" fo:font-weight="normal" officeooo:rsid="0088265f" style:font-size-asian="12pt" style:font-weight-asian="normal" style:font-size-complex="12pt" style:font-weight-complex="normal"/>
    </style:style>
    <style:style style:name="T59" style:family="text">
      <style:text-properties style:font-name="DejaVu Sans Condensed" fo:font-size="12pt" fo:font-weight="normal" officeooo:rsid="00671308" style:font-size-asian="12pt" style:font-weight-asian="normal" style:font-size-complex="12pt" style:font-weight-complex="normal"/>
    </style:style>
    <style:style style:name="T60" style:family="text">
      <style:text-properties officeooo:rsid="0088fa6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3">2</text:span><text:span text:style-name="T45">0</text:span><text:span text:style-name="T53">2</text:span><text:span text:style-name="T47"> - </text:span><text:span text:style-name="T53">Ground</text:span><text:span text:style-name="T44"> - </text:span><text:span text:style-name="T46">Preflight,</text:span><text:span text:style-name="T47"> </text:span><text:span text:style-name="T48">Performance Limits</text:span></text:p>
      <text:p text:style-name="P1"/>
      <text:p text:style-name="P2">Preflight checklist (after hot or cold start)</text:p>
      <text:list xml:id="list591640196" text:style-name="L1">
        <text:list-item>
          <text:p text:style-name="P6"><text:span text:style-name="T49">Backup </text:span><text:span text:style-name="T50">ADI power</text:span><text:span text:style-name="T49"> switch</text:span><text:span text:style-name="T54"> ... </text:span><text:span text:style-name="T49">Energized</text:span><text:span text:style-name="T54"> (middle position) (right console middle, outboard)</text:span></text:p>
        </text:list-item>
      </text:list>
      <text:list xml:id="list2231751026" text:style-name="L2">
        <text:list-item>
          <text:list>
            <text:list-item>
              <text:p text:style-name="P10">Red fail flag on ADI should retract.</text:p>
            </text:list-item>
          </text:list>
        </text:list-item>
      </text:list>
      <text:list xml:id="list123308264489550" text:continue-list="list591640196" text:style-name="L1">
        <text:list-item>
          <text:p text:style-name="P17"><text:span text:style-name="T12">Parking Brake lever</text:span><text:span text:style-name="T20"> ... </text:span><text:span text:style-name="T12">Down</text:span><text:span text:style-name="T20"> (right side of </text:span><text:span text:style-name="T36">lower </text:span><text:span text:style-name="T20">seat</text:span><text:span text:style-name="T37">back</text:span><text:span text:style-name="T20">)</text:span></text:p>
        </text:list-item>
        <text:list-item>
          <text:p text:style-name="P19"><text:span text:style-name="T12">FBW G-Limiter switch</text:span><text:span text:style-name="T20"> ... </text:span><text:span text:style-name="T12">A/A</text:span><text:span text:style-name="T20"> or </text:span><text:span text:style-name="T12">CHARGES</text:span><text:span text:style-name="T20"> as needed (doorbell-like warning will sound and </text:span><text:span text:style-name="T12">CONF</text:span><text:span text:style-name="T20"> master caution light will illuminate if not correct) (</text:span><text:span text:style-name="T12">B3 press to toggle</text:span><text:span text:style-name="T20">)</text:span></text:p>
        </text:list-item>
      </text:list>
      <text:list xml:id="list3641489765" text:style-name="L3">
        <text:list-item>
          <text:list>
            <text:list-item>
              <text:p text:style-name="P20"><text:span text:style-name="T21">Use </text:span><text:span text:style-name="T13">CHARGES</text:span><text:span text:style-name="T21"> if you have a</text:span><text:span text:style-name="T22"> non-empty external</text:span><text:span text:style-name="T21"> fuel tank or A/G stores, </text:span><text:span text:style-name="T13">A/A</text:span><text:span text:style-name="T21"> </text:span><text:span text:style-name="T23">otherwise</text:span><text:span text:style-name="T21">.</text:span></text:p>
            </text:list-item>
          </text:list>
        </text:list-item>
      </text:list>
      <text:list xml:id="list1893394838" text:style-name="L4">
        <text:list-item>
          <text:list>
            <text:list-item>
              <text:p text:style-name="P11"><text:span text:style-name="T40">If you have an </text:span><text:span text:style-name="T11">empty</text:span><text:span text:style-name="T40"> centerline tank, the caution panel will prompt you to switch to A/A mode.</text:span></text:p>
            </text:list-item>
          </text:list>
        </text:list-item>
      </text:list>
      <text:list xml:id="list123306513247659" text:continue-list="list123308264489550" text:style-name="L1">
        <text:list-item>
          <text:p text:style-name="P24"><text:span text:style-name="T14">C</text:span><text:span text:style-name="T12">onsole and instrument lights</text:span><text:span text:style-name="T20"> ... </text:span><text:span text:style-name="T12">As desired</text:span><text:span text:style-name="T24"> (right console)</text:span></text:p>
        </text:list-item>
        <text:list-item>
          <text:p text:style-name="P21"><text:span text:style-name="T14">B</text:span><text:span text:style-name="T15">INGO</text:span><text:span text:style-name="T25"> ... As desired (default is 2800 kgs) (</text:span><text:span text:style-name="T26">small numbers </text:span><text:span text:style-name="T25">on right instrument panel </text:span><text:span text:style-name="T26">above fuel panel, </text:span><text:span text:style-name="T25">under fuel flow </text:span><text:span text:style-name="T26">readout</text:span><text:span text:style-name="T25">)</text:span></text:p>
        </text:list-item>
        <text:list-item>
          <text:p text:style-name="P22"><text:span text:style-name="T14">Radar Power Selector knob</text:span><text:span text:style-name="T27"> ... </text:span><text:span text:style-name="T16">EMIT</text:span><text:span text:style-name="T27"> (left console outboard of throttle track)</text:span><text:span text:style-name="T38"> (</text:span><text:span text:style-name="T19">Mode knob 4</text:span><text:span text:style-name="T38">)</text:span></text:p>
        </text:list-item>
        <text:list-item>
          <text:p text:style-name="P25"><text:span text:style-name="T14">R</text:span><text:span text:style-name="T12">adar Altimeter Power switch</text:span><text:span text:style-name="T20"> ... </text:span><text:span text:style-name="T12">ON</text:span><text:span text:style-name="T20"> (UFC)</text:span></text:p>
        </text:list-item>
        <text:list-item>
          <text:p text:style-name="P22"><text:span text:style-name="T17">HUD Altimeter Selector switch</text:span><text:span text:style-name="T28"> ... </text:span><text:span text:style-name="T18">RAD</text:span><text:span text:style-name="T29"> (adds radar altitude to HUD)</text:span><text:span text:style-name="T28"> </text:span><text:span text:style-name="T30">(UFC)</text:span></text:p>
        </text:list-item>
        <text:list-item>
          <text:p text:style-name="P26"><text:span text:style-name="T16">H</text:span><text:span text:style-name="T12">UD brightness</text:span><text:span text:style-name="T20"> ... </text:span><text:span text:style-name="T12">As desired</text:span><text:span text:style-name="T20"> (left side of UFC)</text:span></text:p>
        </text:list-item>
        <text:list-item>
          <text:p text:style-name="P27"><text:span text:style-name="T41">S</text:span><text:span text:style-name="T39">et up countermeasures systems (right console forward, aft of navigation panel):</text:span></text:p>
          <text:list>
            <text:list-item>
              <text:p text:style-name="P7"><text:span text:style-name="T52">EW Mode Selector knob</text:span><text:span text:style-name="T57"> ... </text:span><text:span text:style-name="T52">STBY</text:span><text:span text:style-name="T57"> or </text:span><text:span text:style-name="T52">Square</text:span><text:span text:style-name="T57"> as desired</text:span><text:span text:style-name="T58">, see Countermeasures page for details</text:span><text:span text:style-name="T57">:</text:span></text:p>
              <text:list>
                <text:list-item>
                  <text:p text:style-name="P8"><text:span text:style-name="T52">STBY</text:span><text:span text:style-name="T57"> </text:span><text:span text:style-name="T58">--</text:span><text:span text:style-name="T57"> </text:span><text:span text:style-name="T58">ECM is in standby, passive receive mode</text:span></text:p>
                </text:list-item>
                <text:list-item>
                  <text:p text:style-name="P8"><text:span text:style-name="T52">Square</text:span><text:span text:style-name="T57"> </text:span><text:span text:style-name="T58">--</text:span><text:span text:style-name="T57"> </text:span><text:span text:style-name="T59">Automatic r</text:span><text:span text:style-name="T58">adar-priority</text:span><text:span text:style-name="T57"> jamming</text:span><text:span text:style-name="T59">.</text:span></text:p>
                </text:list-item>
                <text:list-item>
                  <text:p text:style-name="P8"><text:span text:style-name="T52">PCM</text:span><text:span text:style-name="T57"> </text:span><text:span text:style-name="T58">-- </text:span><text:span text:style-name="T59">Automatic jammer</text:span><text:span text:style-name="T58">-priority jamming (radar turns off while jamming).</text:span></text:p>
                </text:list-item>
              </text:list>
            </text:list-item>
          </text:list>
        </text:list-item>
      </text:list>
      <text:list xml:id="list969135795" text:style-name="L5">
        <text:list-item>
          <text:list>
            <text:list-item>
              <text:list>
                <text:list-item>
                  <text:p text:style-name="P12">According to the manual, DCS doesn't support targeted jamming or different jamming power levels, therefore jamming effectiveness is "similar" in both PCM and Square modes.</text:p>
                </text:list-item>
              </text:list>
            </text:list-item>
          </text:list>
        </text:list-item>
      </text:list>
      <text:list xml:id="list123308413987980" text:continue-list="list123306513247659" text:style-name="L1">
        <text:list-item>
          <text:list>
            <text:list-item>
              <text:p text:style-name="P25"><text:span text:style-name="T12">BR</text:span><text:span text:style-name="T20"> (ECM), </text:span><text:span text:style-name="T12">RWR</text:span><text:span text:style-name="T20">, </text:span><text:span text:style-name="T12">D2M</text:span><text:span text:style-name="T20"> (MLWS) </text:span><text:span text:style-name="T12">switches</text:span><text:span text:style-name="T20"> ... </text:span><text:span text:style-name="T12">ON</text:span><text:span text:style-name="T20"> </text:span><text:span text:style-name="T31">(middle position) </text:span><text:span text:style-name="T32">(D2M only works if enabled in mission editor)</text:span></text:p>
            </text:list-item>
            <text:list-item>
              <text:p text:style-name="P25"><text:span text:style-name="T12">Decoy Release Mode switch</text:span><text:span text:style-name="T20"> ... </text:span><text:span text:style-name="T12">S.A.</text:span><text:span text:style-name="T20"> or </text:span><text:span text:style-name="T12">AUTO</text:span><text:span text:style-name="T20"> as desired </text:span><text:span text:style-name="T33">(required to deploy chaff/flares)</text:span></text:p>
            </text:list-item>
            <text:list-item>
              <text:p text:style-name="P22"><text:span text:style-name="T17">Decoy Release Program knob</text:span><text:span text:style-name="T28"> ... </text:span><text:span text:style-name="T17">As desired</text:span><text:span text:style-name="T28"> </text:span><text:span text:style-name="T34">(see Modes </text:span><text:span text:style-name="T35">on next page</text:span><text:span text:style-name="T34">)</text:span></text:p>
            </text:list-item>
            <text:list-item>
              <text:p text:style-name="P28"><text:span text:style-name="T12">Radar IFF knob</text:span><text:span text:style-name="T20"> ... </text:span><text:span text:style-name="T12">SECT</text:span><text:span text:style-name="T20"> or </text:span><text:span text:style-name="T12">FULL</text:span><text:span text:style-name="T20"> as desired (FULL recommended)</text:span></text:p>
            </text:list-item>
          </text:list>
        </text:list-item>
        <text:list-item>
          <text:p text:style-name="P9"><text:span text:style-name="T51">Radios</text:span><text:span text:style-name="T55"> ... Set as needed, see </text:span><text:span text:style-name="T56">Radios</text:span><text:span text:style-name="T55"> page for instructions.</text:span></text:p>
        </text:list-item>
        <text:list-item>
          <text:p text:style-name="P29"><text:span text:style-name="T12">RWR volume</text:span><text:span text:style-name="T20"> ... As desired (Marker Signal Volume knob, left console) (</text:span><text:span text:style-name="T12">shift-E1 rotate</text:span><text:span text:style-name="T20">)</text:span></text:p>
        </text:list-item>
        <text:list-item>
          <text:p text:style-name="P29"><text:span text:style-name="T12">Magic missile tone volume</text:span><text:span text:style-name="T20"> ... As desired (left console)</text:span></text:p>
        </text:list-item>
        <text:list-item>
          <text:p text:style-name="P28"><text:span text:style-name="T12">NWS</text:span><text:span text:style-name="T20"> ... </text:span><text:span text:style-name="T12">Engage</text:span><text:span text:style-name="T20">, blue light shows by landing gear indicator (</text:span><text:span text:style-name="T12">Flip-down Trigger</text:span><text:span text:style-name="T20">)</text:span></text:p>
        </text:list-item>
        <text:list-item>
          <text:p text:style-name="P18"><text:span text:style-name="T12">Ground Crew, Wheel Chocks</text:span><text:span text:style-name="T20"> ... </text:span><text:span text:style-name="T12">Remove</text:span></text:p>
        </text:list-item>
      </text:list>
      <text:p text:style-name="P4"/>
      <text:p text:style-name="P3">Performance limits</text:p>
      <text:list xml:id="list1708083467" text:style-name="L8">
        <text:list-item>
          <text:p text:style-name="P13">Fuel: 6978 lbs internal<text:span text:style-name="T10"> (3165 kg)</text:span></text:p>
          <text:list>
            <text:list-item>
              <text:p text:style-name="P13">with 1300 L <text:span text:style-name="T42">centerline </text:span>drop tank (2183 lbs) = 9160 lbs<text:span text:style-name="T10"> (4155 kg)</text:span></text:p>
            </text:list-item>
            <text:list-item>
              <text:p text:style-name="P14">with 2x 2000 L <text:span text:style-name="T43">wing </text:span>drop tanks (3484 lbs each, 6967 lbs total) = 13944 lbs (6325 kg)</text:p>
            </text:list-item>
          </text:list>
        </text:list-item>
        <text:list-item>
          <text:p text:style-name="P15">Landing Gear: 2<text:span text:style-name="T6">6</text:span>0 kts <text:span text:style-name="T6">retracting, 230 kts extending</text:span></text:p>
        </text:list-item>
        <text:list-item>
          <text:p text:style-name="P16">Max speed: Approx 2.3 Mach <text:span text:style-name="T7">at 45000 ft</text:span> before wings ripped off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17T12:33:06.398000000</dc:date>
    <meta:editing-duration>PT12H16M23S</meta:editing-duration>
    <meta:editing-cycles>10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5" meta:word-count="447" meta:character-count="2562" meta:non-whitespace-character-count="2182"/>
  </office:meta>
</office:document-meta>
</file>